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02124" style:font-name="Roboto" fo:font-size="12pt" fo:letter-spacing="normal" fo:font-style="normal" fo:font-weight="normal" officeooo:rsid="000652b3" officeooo:paragraph-rsid="000652b3"/>
    </style:style>
    <style:style style:name="P2" style:family="paragraph" style:parent-style-name="Standard" style:list-style-name="L1">
      <style:text-properties officeooo:paragraph-rsid="000652b3"/>
    </style:style>
    <style:style style:name="T1" style:family="text">
      <style:text-properties fo:font-variant="normal" fo:text-transform="none" fo:color="#202124" style:font-name="Roboto" fo:font-size="12pt" fo:letter-spacing="normal" fo:font-style="normal" fo:font-weight="normal" officeooo:rsid="000652b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differences between module and package:</text:p>
      <text:p text:style-name="P1"/>
      <text:list xml:id="list733450256" text:style-name="L1">
        <text:list-item>
          <text:p text:style-name="P2"><text:span text:style-name="T1">A module is a single file (or files) that are imported under one import and used. e.g. A package is a collection of modules in directories that give a package hierarchy.</text:span></text:p>
        </text:list-item>
        <text:list-item>
          <text:p text:style-name="P2"><text:span text:style-name="T1"><text:line-break/>A package is a collection of Python modules: while a module is a single Python file, a package is a directory of Python modules containing an additional __init__.py file, to distinguish a package from a directory that just happens to contain a bunch of Python scripts.</text:span></text:p>
        </text:list-item>
        <text:list-item>
          <text:p text:style-name="P2"><text:span text:style-name="T1"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3T10:57:07.229828077</meta:creation-date>
    <dc:date>2021-09-13T11:00:31.096376884</dc:date>
    <meta:editing-duration>PT3M2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4" meta:word-count="86" meta:character-count="484" meta:non-whitespace-character-count="403"/>
  </office:meta>
</office:document-meta>
</file>